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666666" draw:marker-start-width="0.5cm" draw:marker-end-width="0.5cm" svg:stroke-opacity="50%" draw:fill="none" draw:fill-color="#ffffff" draw:textarea-horizontal-align="justify" draw:textarea-vertical-align="middle" draw:auto-grow-height="false" fo:min-height="4.65cm" fo:min-width="7.8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2.712cm" fo:min-width="0.743cm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0.857cm" fo:min-width="1.801cm" fo:padding-top="0.175cm" fo:padding-bottom="0.175cm" fo:padding-left="0.3cm" fo:padding-right="0.3cm" draw:shadow-opacity="50%"/>
    </style:style>
    <style:style style:name="gr4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0.3cm" fo:min-width="2.651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666666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666666" draw:marker-start-width="0.5cm" draw:marker-end-width="0.5cm" svg:stroke-linecap="butt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2.15cm" fo:min-width="1.5cm" fo:padding-top="0.175cm" fo:padding-bottom="0.175cm" fo:padding-left="0.3cm" fo:padding-right="0.3cm" draw:shadow-opacity="5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gr11" style:family="graphic" style:parent-style-name="standard">
      <style:graphic-properties draw:stroke="solid" svg:stroke-color="#666666" draw:fill="solid" draw:fill-color="#666666" draw:opacity="50%" draw:textarea-vertical-align="middle" draw:auto-grow-height="false" fo:min-height="0.893cm" fo:min-width="0.394cm" draw:shadow-opacity="50%"/>
    </style:style>
    <style:style style:name="gr12" style:family="graphic" style:parent-style-name="objectwithoutfill">
      <style:graphic-properties svg:stroke-width="0.1cm" svg:stroke-color="#666666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color="#666666" draw:fill="solid" draw:fill-color="#666666" draw:opacity="50%" draw:textarea-vertical-align="middle" draw:auto-grow-height="false" fo:min-height="0.759cm" fo:min-width="0.445cm" draw:shadow-opacity="50%"/>
    </style:style>
    <style:style style:name="gr14" style:family="graphic" style:parent-style-name="objectwithoutfill">
      <style:graphic-properties draw:stroke="dash" draw:stroke-dash="Ultrafine_20_Dotted_20__28_var_29_" svg:stroke-width="0.1cm" svg:stroke-color="#666666" draw:marker-start-width="0.5cm" draw:marker-end-width="0.5cm" svg:stroke-opacity="40%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color="#666666" draw:fill="solid" draw:fill-color="#666666" draw:opacity="50%" draw:textarea-vertical-align="middle" draw:shadow-opacity="50%"/>
    </style:style>
    <style:style style:name="gr16" style:family="graphic" style:parent-style-name="standard">
      <style:graphic-properties draw:stroke="none" draw:fill="none" fo:min-height="0.712cm"/>
    </style:style>
    <style:style style:name="gr17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0.943cm" fo:min-width="1.982cm" fo:padding-top="0.175cm" fo:padding-bottom="0.175cm" fo:padding-left="0.3cm" fo:padding-right="0.3cm" draw:shadow-opacity="50%"/>
    </style:style>
    <style:style style:name="gr18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2.426cm" fo:min-width="0.675cm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666666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0cm"/>
    </style:style>
    <style:style style:name="gr22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2.489cm" fo:min-width="0.52cm" fo:padding-top="0.175cm" fo:padding-bottom="0.175cm" fo:padding-left="0.3cm" fo:padding-right="0.3cm"/>
    </style:style>
    <style:style style:name="gr23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2.05cm" fo:min-width="3.417cm" fo:padding-top="0.175cm" fo:padding-bottom="0.175cm" fo:padding-left="0.3cm" fo:padding-right="0.3cm" draw:shadow-opacity="50%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3cm" fo:min-width="0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3333"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fo:font-weight="bold" style:font-size-asian="18pt" style:font-size-complex="1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666666" draw:opacity="50%"/>
      <style:paragraph-properties fo:text-align="center"/>
    </style:style>
    <style:style style:name="P8" style:family="paragraph">
      <loext:graphic-properties draw:fill="none"/>
      <style:text-properties fo:font-size="16pt" style:font-size-asian="18pt" style:font-size-complex="18pt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style:font-name="Liberation Sans1" fo:font-size="16pt" style:font-name-asian="Liberation Sans1" style:font-size-asian="18pt" style:font-name-complex="Liberation Sans1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0% 100%" style:font-name="Liberation Sans1" fo:font-size="16pt" style:font-name-asian="Liberation Sans1" style:font-size-asian="18pt" style:font-name-complex="Liberation Sans1" style:font-size-complex="18pt"/>
    </style:style>
    <style:style style:name="T5" style:family="text">
      <style:text-properties style:text-position="0% 100%" style:font-name="Liberation Sans1" fo:font-size="18pt" style:font-name-asian="Liberation Sans1" style:font-size-asian="18pt" style:font-name-complex="Liberation Sans1" style:font-size-complex="1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sub 80%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4cm" svg:height="5cm" svg:x="15cm" svg:y="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cm" svg:height="3.618cm" svg:x="12.953cm" svg:y="0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8862.703840084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2.4cm" svg:height="2.3cm" draw:transform="rotate (-1.5707963267949) translate (16.5cm 1.2cm)">
          <text:p/>
          <draw:enhanced-geometry svg:viewBox="0 0 88 21600" draw:glue-points="44 ?f6 44 0 0 10800 44 21600 88 10800" draw:text-areas="0 ?f6 88 ?f3" draw:type="can" draw:modifiers="6844.4713723114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draw:layer="layout" svg:width="3.25cm" svg:height="2.6cm" draw:transform="rotate (-1.5707963267949) translate (17.8cm 0.75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4" draw:layer="layout" svg:x1="17.15cm" svg:y1="0.75cm" svg:x2="17.15cm" svg:y2="4cm">
          <text:p/>
        </draw:line>
        <draw:line draw:style-name="gr5" draw:text-style-name="P4" draw:layer="layout" svg:x1="17cm" svg:y1="0.8cm" svg:x2="17cm" svg:y2="4cm">
          <text:p/>
        </draw:line>
        <draw:line draw:style-name="gr6" draw:text-style-name="P4" draw:layer="layout" svg:x1="17.3cm" svg:y1="0.8cm" svg:x2="17.3cm" svg:y2="4cm">
          <text:p/>
        </draw:line>
        <draw:custom-shape draw:style-name="gr7" draw:text-style-name="P3" draw:layer="layout" svg:width="2cm" svg:height="2.4cm" svg:x="17.2cm" svg:y="1.2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107cm" svg:height="0.806cm" svg:x="15.293cm" svg:y="2.098cm">
          <draw:text-box>
            <text:p><text:span text:style-name="T1">(1)</text:span></text:p>
          </draw:text-box>
        </draw:frame>
        <draw:frame draw:style-name="gr9" draw:text-style-name="P6" draw:layer="layout" svg:width="2.085cm" svg:height="0.962cm" draw:transform="rotate (1.5707963267949) translate (13cm 3.9cm)">
          <draw:text-box>
            <text:p>Laser</text:p>
          </draw:text-box>
        </draw:frame>
        <draw:frame draw:style-name="gr10" draw:text-style-name="P6" draw:layer="layout" svg:width="4.198cm" svg:height="0.962cm" svg:x="16.802cm" svg:y="4.138cm">
          <draw:text-box>
            <text:p>Fiberbench 1</text:p>
          </draw:text-box>
        </draw:frame>
        <draw:custom-shape draw:style-name="gr4" draw:text-style-name="P2" draw:layer="layout" svg:width="3.25cm" svg:height="2.6cm" draw:transform="rotate (-1.5707963267949) translate (20.565cm 0.753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7" draw:layer="layout" svg:width="0.893cm" svg:height="1.142cm" draw:transform="skewX (0.574911455606932) rotate (0.638266907454326) translate (19.449cm 1.344cm)">
          <text:p/>
          <draw:enhanced-geometry svg:viewBox="0 0 21600 21600" draw:mirror-vertical="false" draw:mirror-horizontal="false" draw:text-areas="0 0 21600 21600" draw:type="circular-arrow" draw:modifiers="-176.594254312373 -39.630022488649 6615.6137622673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2" draw:text-style-name="P4" draw:layer="layout" svg:x1="20.397cm" svg:y1="1.471cm" svg:x2="19.373cm" svg:y2="3.263cm">
          <text:p/>
        </draw:line>
        <draw:custom-shape draw:style-name="gr13" draw:text-style-name="P7" draw:layer="layout" svg:width="0.945cm" svg:height="1.009cm" draw:transform="skewX (0.712617933589285) rotate (0.785398163397448) translate (19.606cm 2.671cm)">
          <text:p/>
          <draw:enhanced-geometry svg:viewBox="0 0 21600 21600" draw:mirror-vertical="true" draw:mirror-horizontal="true" draw:text-areas="0 0 21600 21600" draw:type="circular-arrow" draw:modifiers="-170.445745643545 -39.630022488649 6615.6137622673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4" draw:text-style-name="P4" draw:layer="layout" svg:x1="19.915cm" svg:y1="0.754cm" svg:x2="19.915cm" svg:y2="4.004cm">
          <text:p/>
        </draw:line>
        <draw:frame draw:style-name="gr8" draw:text-style-name="P5" draw:layer="layout" svg:width="1.107cm" svg:height="0.806cm" svg:x="18.058cm" svg:y="2.102cm">
          <draw:text-box>
            <text:p><text:span text:style-name="T1">(2)</text:span></text:p>
          </draw:text-box>
        </draw:frame>
        <draw:ellipse draw:style-name="gr15" draw:text-style-name="P7" draw:layer="layout" svg:width="1.3cm" svg:height="3.2cm" svg:x="19.427cm" svg:y="0.203cm" draw:kind="section" draw:start-angle="35.83" draw:end-angle="91.04">
          <text:p/>
        </draw:ellipse>
        <draw:frame draw:style-name="gr16" draw:text-style-name="P8" draw:layer="layout" svg:width="1.1cm" svg:height="0.962cm" svg:x="19.865cm" svg:y="0.403cm">
          <draw:text-box>
            <text:p><text:span text:style-name="T2">ω</text:span></text:p>
          </draw:text-box>
        </draw:frame>
        <draw:custom-shape draw:style-name="gr17" draw:text-style-name="P3" draw:layer="layout" svg:width="2.482cm" svg:height="1.193cm" draw:transform="skewX (0.51103240498394) rotate (0.00226892802759263) translate (20.209cm 1.804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7cm" svg:height="3.2cm" svg:x="21cm" svg:y="0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9" draw:text-style-name="P4" draw:layer="layout" svg:x1="22.5cm" svg:y1="2.3cm" svg:x2="23.7cm" svg:y2="2.3cm">
          <text:p/>
        </draw:line>
        <draw:frame draw:style-name="gr20" draw:text-style-name="P6" draw:layer="layout" svg:width="1.791cm" svg:height="1.673cm" svg:x="23.5cm" svg:y="1.838cm">
          <draw:text-box>
            <text:p><text:span text:style-name="T3">P(</text:span><text:span text:style-name="T4">ω</text:span><text:span text:style-name="T5">)</text:span></text:p>
          </draw:text-box>
        </draw:frame>
        <draw:frame draw:style-name="gr21" draw:text-style-name="P5" draw:layer="layout" svg:width="1.107cm" svg:height="1.353cm" svg:x="21.093cm" svg:y="2.098cm">
          <draw:text-box>
            <text:p><text:span text:style-name="T1">(3)</text:span></text:p>
          </draw:text-box>
        </draw:frame>
        <draw:custom-shape draw:style-name="gr1" draw:text-style-name="P1" draw:layer="layout" svg:width="8.4cm" svg:height="5cm" svg:x="2.174cm" svg:y="0.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.9cm" svg:height="3.618cm" svg:x="0.127cm" svg:y="0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8862.703840084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2.4cm" svg:height="2.3cm" draw:transform="rotate (-1.5707963267949) translate (3.674cm 1.2cm)">
          <text:p/>
          <draw:enhanced-geometry svg:viewBox="0 0 88 21600" draw:glue-points="44 ?f6 44 0 0 10800 44 21600 88 10800" draw:text-areas="0 ?f6 88 ?f3" draw:type="can" draw:modifiers="6844.4713723114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draw:layer="layout" svg:width="3.25cm" svg:height="2.6cm" draw:transform="rotate (-1.5707963267949) translate (4.974cm 0.75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4" draw:layer="layout" svg:x1="4.324cm" svg:y1="0.75cm" svg:x2="4.324cm" svg:y2="4cm">
          <text:p/>
        </draw:line>
        <draw:line draw:style-name="gr5" draw:text-style-name="P4" draw:layer="layout" svg:x1="4.174cm" svg:y1="0.8cm" svg:x2="4.174cm" svg:y2="4cm">
          <text:p/>
        </draw:line>
        <draw:line draw:style-name="gr6" draw:text-style-name="P4" draw:layer="layout" svg:x1="4.474cm" svg:y1="0.8cm" svg:x2="4.474cm" svg:y2="4cm">
          <text:p/>
        </draw:line>
        <draw:custom-shape draw:style-name="gr23" draw:text-style-name="P3" draw:layer="layout" svg:width="4.017cm" svg:height="2.4cm" svg:x="4.374cm" svg:y="1.2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107cm" svg:height="0.806cm" svg:x="2.467cm" svg:y="2.098cm">
          <draw:text-box>
            <text:p><text:span text:style-name="T1">(1)</text:span></text:p>
          </draw:text-box>
        </draw:frame>
        <draw:frame draw:style-name="gr9" draw:text-style-name="P6" draw:layer="layout" svg:width="2.085cm" svg:height="0.962cm" draw:transform="rotate (1.5707963267949) translate (0.174cm 3.9cm)">
          <draw:text-box>
            <text:p>Laser</text:p>
          </draw:text-box>
        </draw:frame>
        <draw:frame draw:style-name="gr10" draw:text-style-name="P6" draw:layer="layout" svg:width="4.198cm" svg:height="0.962cm" svg:x="3.976cm" svg:y="4.138cm">
          <draw:text-box>
            <text:p>Fiberbench 1</text:p>
          </draw:text-box>
        </draw:frame>
        <draw:custom-shape draw:style-name="gr18" draw:text-style-name="P2" draw:layer="layout" svg:width="1.7cm" svg:height="3.2cm" svg:x="8.174cm" svg:y="0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9" draw:text-style-name="P4" draw:layer="layout" svg:x1="9.674cm" svg:y1="2.3cm" svg:x2="10.874cm" svg:y2="2.3cm">
          <text:p/>
        </draw:line>
        <draw:frame draw:style-name="gr24" draw:text-style-name="P6" draw:layer="layout" svg:width="2.117cm" svg:height="1.773cm" svg:x="10.674cm" svg:y="1.838cm">
          <draw:text-box>
            <text:p><text:span text:style-name="T3">P</text:span><text:span text:style-name="T6">0</text:span><text:span text:style-name="T3">(</text:span><text:span text:style-name="T4">ω</text:span><text:span text:style-name="T5">)</text:span></text:p>
          </draw:text-box>
        </draw:frame>
        <draw:frame draw:style-name="gr21" draw:text-style-name="P5" draw:layer="layout" svg:width="1.107cm" svg:height="1.353cm" svg:x="8.267cm" svg:y="2.098cm">
          <draw:text-box>
            <text:p><text:span text:style-name="T1">(3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1cm" fo:page-height="5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20T14:32:52.557325745</meta:creation-date>
    <dc:date>2020-12-24T09:59:30.283542202</dc:date>
    <meta:editing-duration>PT54M53S</meta:editing-duration>
    <meta:editing-cycles>6</meta:editing-cycles>
    <meta:generator>LibreOffice/6.0.7.3$Linux_X86_64 LibreOffice_project/00m0$Build-3</meta:generator>
    <meta:document-statistic meta:object-count="39"/>
  </office:meta>
</office:document-meta>
</file>